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B Nazanin" svg:font-family="'B Nazanin'"/>
    <style:font-face style:name="B Titr" svg:font-family="'B Titr'"/>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office:font-face-decls>
  <office:automatic-styles>
    <style:style style:name="P1" style:family="paragraph" style:parent-style-name="Standard" style:list-style-name="L1"/>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number text:level="1" text:style-name="Numbering_20_Symbols" style:num-prefix="جلسه "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به نام خدا</text:p>
      <text:p text:style-name="Standard"/>
      <text:p text:style-name="Standard">حل تمرین‌های پایگاه داده :</text:p>
      <text:p text:style-name="Standard"/>
      <text:list xml:id="list1901356844" text:style-name="L1">
        <text:list-item>
          <text:p text:style-name="P1">حل تمرین‌ها و نکات ER و EER</text:p>
          <text:list>
            <text:list-item>
              <text:p text:style-name="P1">در این جلسه باید مثال‌هایی از ER و EER به صورت نمونه حل شود (محیط‌های بسیار ساده با چند نوع موجودیت- سه الی چهار) تا مفاهیم ER وEER دوره شود. در مثال‌ها روی مفاهیم زیر تأکید شود :</text:p>
              <text:list>
                <text:list-item>
                  <text:p text:style-name="P1">چندی ارتباط و نحوه تعیین آن برای ارتباط‌های با درجه سه به بالا</text:p>
                </text:list-item>
                <text:list-item>
                  <text:p text:style-name="P1">الزامی بودن و نبودن ارتباط</text:p>
                </text:list-item>
                <text:list-item>
                  <text:p text:style-name="P1">شناسه نوع موجودیت که <text:span text:style-name="T1">باید در محیط باشد</text:span><text:span text:style-name="T2"> (و اگر نباشد یعنی یک جای کار می لنگد و شاید آن نوع موجودیت به درستی شناسایی نشده باشد)</text:span></text:p>
                </text:list-item>
                <text:list-item>
                  <text:p text:style-name="P1">نوع موجودیت ضعیف و صفت ممیزه</text:p>
                </text:list-item>
                <text:list-item>
                  <text:p text:style-name="P1">نکات EER، از جمله اینکه زیرنوع در IS-A حتماً باید یک صفت دیگر داشته باشد و ...</text:p>
                </text:list-item>
              </text:list>
            </text:list-item>
            <text:list-item>
              <text:p text:style-name="P1">بررسی دام‌ها </text:p>
            </text:list-item>
            <text:list-item>
              <text:p text:style-name="P1">آشنایی کوچک با روش grammatical parsing برای شناسایی نوع موجودیت ها و نوع ارتباط ها و صفات آن‌ها.</text:p>
            </text:list-item>
            <text:list-item>
              <text:p text:style-name="P1">نحوه‌ی مدلسازی نوع ارتباط چندگانی با نوع موجودیت ضعیف و مشکلات احتمالی آن (رجوع شود به بند بعدی).</text:p>
            </text:list-item>
            <text:list-item>
              <text:p text:style-name="P1">مثال معروف کارمند-شرکت که پس از تبدیل نوع ارتباط با نوع موجودیت ضعیف، دچار دام می‌شویم (در کلاس دکتر رامسین مطرح شده است).</text:p>
            </text:list-item>
            <text:list-item>
              <text:p text:style-name="P1">بررسی اینکه در چه مواردی نمی‌توان «ارتباط با ارتباط» را با مفهوم «چند گانی مطرح کرد». مثلاً آیا می‌توان ارتباط «دانشجو-درس-استاد» را هم با سه گانی و هم با ارتباط با ارتباط مدل کرد. فرقشان چیست (در مواردی نمی‌توانیم ارتباط با ارتباط را با چندگانی مدل کنیم).</text:p>
            </text:list-item>
            <text:list-item>
              <text:p text:style-name="P1">حل تمرین‌های مهم درس :</text:p>
              <text:list>
                <text:list-item>
                  <text:p text:style-name="P1">حتماً یک یا دو تمرین از تمرین‌های مدلسازی به طور کامل حل شود : مثلاً ۱۷ و ۱۸. ۲۱ هم به نظر من خوب است. (محیط لیگ برتر به نسبت آژانس ساده‌تر است. محیط آژانس نمونه‌های خوبی از مدلسازی EER دارد. خیلی خوب است حل شود. همچنین محیط رستوران هم خوب است).</text:p>
                </text:list-item>
                <text:list-item>
                  <text:p text:style-name="P1">مثال‌های کوچک و نکته دار حل شود : مثلاً ۱۰. تمرین ۳ مثال زیبایی است. یا تمرین ۹.</text:p>
                </text:list-item>
              </text:list>
            </text:list-item>
          </text:list>
        </text:list-item>
        <text:list-item>
          <text:p text:style-name="P1">حل تمرین از SQL</text:p>
          <text:list>
            <text:list-item>
              <text:p text:style-name="P1">مثال‌های متنوع از SQL بایستی حل شود. ابتدا از مثال‌های ساده، سپس به سمت مثال‌های سخت. از تودرتو و …</text:p>
              <text:list>
                <text:list-item>
                  <text:p text:style-name="P1">شاید همان روش پیشین بد نباشد. در یک محیط (مثلاً همان spj) شروع کن، و به ویژه با رنگ و شهر و … می‌توانی مثال‌های زیبایی تولید کنی و مدام سخت و سخت ترش کنی.</text:p>
                </text:list-item>
              </text:list>
            </text:list-item>
            <text:list-item>
              <text:p text:style-name="P1">حل مثال‌ها با چند روش (بدون group by با group by . بدون select همبسته و ناهمبسته و … )</text:p>
            </text:list-item>
            <text:list-item>
              <text:p text:style-name="P1">تلاش شود که دانشجویان هم بیایند پای تخته و خودشان هم چند تمرین حل کنند.</text:p>
            </text:list-item>
            <text:list-item>
              <text:p text:style-name="P1">تأکید روی برخی نکات SQL</text:p>
              <text:list>
                <text:list-item>
                  <text:p text:style-name="P1">نکته group by که تمام صفاتی که در group by‌ می‌آیند باید در select هم بیاید.</text:p>
                </text:list-item>
                <text:list-item>
                  <text:p text:style-name="P1"><text:soft-page-break/>نکات NULL در where و distinct و …</text:p>
                </text:list-item>
                <text:list-item>
                  <text:p text:style-name="P1">نکات توابع جمعی و …</text:p>
                </text:list-item>
                <text:list-item>
                  <text:p text:style-name="P1">نکات union , except , intersect</text:p>
                </text:list-item>
                <text:list-item>
                  <text:p text:style-name="P1">نکات alter table و drop table و … (مباحث مربوط به شما و … )</text:p>
                </text:list-item>
              </text:list>
            </text:list-item>
            <text:list-item>
              <text:p text:style-name="P1">بازگشتی</text:p>
            </text:list-item>
            <text:list-item>
              <text:p text:style-name="P1">حل تمرین‌های درس (آن‌هایی که مهم‌تر هستند)</text:p>
            </text:list-item>
            <text:list-item>
              <text:p text:style-name="P1">حل چند تمرین نمونه از embed sql و function‌ و routine </text:p>
            </text:list-item>
          </text:list>
        </text:list-item>
        <text:list-item>
          <text:p text:style-name="P1">حل تمرین دید</text:p>
          <text:list>
            <text:list-item>
              <text:p text:style-name="P1">دید ذخیره شده (دستورش در sql)</text:p>
            </text:list-item>
          </text:list>
        </text:list-item>
        <text:list-item>
          <text:p text:style-name="P1">حل تمرین طراحی</text:p>
          <text:list>
            <text:list-item>
              <text:p text:style-name="P1">حل تمرین‌های درس</text:p>
            </text:list-item>
            <text:list-item>
              <text:p text:style-name="P1">برخی نکات طراحی :</text:p>
              <text:list>
                <text:list-item>
                  <text:p text:style-name="P1"><text:s/>الگوی item description</text:p>
                </text:list-item>
                <text:list-item>
                  <text:p text:style-name="P1">generalization set و پرهیز از وراثت اشتباه و نحوه تبدیل خوب آن به طراحی</text:p>
                </text:list-item>
                <text:list-item>
                  <text:p text:style-name="P1">بررسی افزونگی و NULL در طراحی‌ها</text:p>
                </text:list-item>
              </text:list>
            </text:list-item>
          </text:list>
        </text:list-item>
        <text:list-item>
          <text:p text:style-name="P1">حل تمرین جبر و حساب</text:p>
          <text:list>
            <text:list-item>
              <text:p text:style-name="P1"><text:s/>حل تمرین‌های بخش sql به صورت جبر و حساب</text:p>
            </text:list-item>
            <text:list-item>
              <text:p text:style-name="P1">حل تمرین‌های درس</text:p>
            </text:list-item>
          </text:list>
        </text:list-item>
        <text:list-item>
          <text:p text:style-name="P1">حل تمرین وابستگی تابعی</text:p>
          <text:list>
            <text:list-item>
              <text:p text:style-name="P1">برخی اثبات ها</text:p>
            </text:list-item>
            <text:list-item>
              <text:p text:style-name="P1">بیان الگوریتم‌های FD (پیدا کردن کلید کاندید، سوپر کلید، بستار صفت، و … )</text:p>
            </text:list-item>
          </text:list>
        </text:list-item>
        <text:list-item>
          <text:p text:style-name="P1">حل تمرین نرمالترسازی</text:p>
          <text:list>
            <text:list-item>
              <text:p text:style-name="P1">حل تمرین‌های درس</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B Nazanin" svg:font-family="'B Nazanin'"/>
    <style:font-face style:name="B Titr" svg:font-family="'B Titr'"/>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3pt" style:language-complex="fa" style:country-complex="IR"/>
    </style:default-style>
    <style:default-style style:family="paragraph">
      <style:paragraph-properties fo:text-align="end" style:justify-single-word="false"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style:font-size-asian="10.5pt" style:language-asian="zh" style:country-asian="CN" style:font-name-complex="B Nazanin" style:font-size-complex="13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B Titr"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B Nazanin" style:font-size-complex="12pt"/>
    </style:style>
    <style:style style:name="Title"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B Titr"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B Nazanin" style:font-size-complex="12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rl-tb" style:footnote-max-height="0cm">
        <style:footnote-sep style:width="0.018cm" style:distance-before-sep="0.101cm" style:distance-after-sep="0.101cm"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محمود </meta:initial-creator>
    <meta:creation-date>2014-03-24T11:27:50</meta:creation-date>
    <dc:date>2014-03-24T12:06:02</dc:date>
    <dc:creator>محمود </dc:creator>
    <meta:editing-duration>PT30M10S</meta:editing-duration>
    <meta:editing-cycles>5</meta:editing-cycles>
    <meta:generator>LibreOffice/3.5$Linux_x86 LibreOffice_project/350m1$Build-2</meta:generator>
    <meta:document-statistic meta:table-count="0" meta:image-count="0" meta:object-count="0" meta:page-count="2" meta:paragraph-count="47" meta:word-count="610" meta:character-count="2886" meta:non-whitespace-character-count="2364"/>
  </office:meta>
</office:document-meta>
</file>